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hadow="none"/>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Inside-itemize">
      <style:text-properties fo:language="it" fo:country="IT"/>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11f39b"/>
    </style:style>
    <style:style style:name="T7" style:family="text">
      <style:text-properties fo:language="it" fo:country="IT" officeooo:rsid="0013778e"/>
    </style:style>
    <style:style style:name="T8" style:family="text">
      <style:text-properties fo:language="it" fo:country="IT" officeooo:rsid="0014768e"/>
    </style:style>
    <style:style style:name="T9"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8">6</text:span></text:span><text:span text:style-name="textbf"><text:span text:style-name="T1">.</text:span></text:span><text:span text:style-name="textbf"><text:span text:style-name="T8">0</text:span></text:span><text:span text:style-name="textbf"><text:span text:style-name="T1">-5</text:span></text:span><text:span text:style-name="textbf"><text:span text:style-name="T8">9</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7609860971780068300"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454313008131592635"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14"><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E921275A.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B34742E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5FAE5E5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C7F3F53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68647D9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A5EA14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EDFAF99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FCB2825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67AC532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C109BD0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4230668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B40348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9EA7711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9BBB160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F9F9CAE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9CC414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4B6E8D5E.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46225D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8801C767.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16F43A8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16F43A8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27717E7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F7458D1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88FB971D.png" xlink:type="simple" xlink:show="embed" xlink:actuate="onLoad"/></draw:frame> </text:p>
      <text:p text:style-name="P6"/>
      <text:p text:style-name="P11"/>
      <text:h text:style-name="Heading_20_2" text:outline-level="2">Cosa contiene F12 </text:h>
      <text:list xml:id="list6027882714659229754"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552331783886564068"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1">Confronta e permette la fusione fra due o tre sorgenti di testo come file o intere cartelle; </text:p>
        </text:list-item>
        <text:list-item>
          <text:p text:style-name="P31">Consente la visualizzazione delle differenze in modalità linea o carattere; </text:p>
        </text:list-item>
        <text:list-item>
          <text:p text:style-name="P31">Permette la fusione semplificata dei file attraverso l’uso di funzioni automatiche; </text:p>
        </text:list-item>
        <text:list-item>
          <text:p text:style-name="P31">Dispone di un facile editore per la l’unione dei file e la risoluzione dei conflitti che possono insorgere; </text:p>
        </text:list-item>
        <text:list-item>
          <text:p text:style-name="P31">Consente l’utilizzo delle connessioni di rete attraverso l’uso di KIO; </text:p>
        </text:list-item>
        <text:list-item>
          <text:p text:style-name="P31">Consente di evidenziare o nascondere le modifiche apportate da spazi bianchi o commenti; </text:p>
        </text:list-item>
        <text:list-item>
          <text:p text:style-name="P31">Supporto per codifica Unicode, UTF-8 e altre...; </text:p>
        </text:list-item>
        <text:list-item>
          <text:p text:style-name="P31">Consente la stampa delle differenze; </text:p>
        </text:list-item>
        <text:list-item>
          <text:p text:style-name="P31">Supporto per "version control keyword and history"; </text:p>
        </text:list-item>
        <text:list-item>
          <text:p text:style-name="P31"><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095398472940610614"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449003108441367723"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3112155229358638061"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7846822198375157222"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E0F80035.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7818126102609419236"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4962608605480895949"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8024293442202110512"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1830969621106516547"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577233518701219769"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6481018274782257132"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8830538960469862599"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9">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8-04T12:18:47.997000000</dc:date>
    <meta:editing-duration>PT1H19M16S</meta:editing-duration>
    <meta:editing-cycles>22</meta:editing-cycles>
    <meta:document-statistic meta:table-count="2" meta:image-count="44" meta:object-count="0" meta:page-count="37" meta:paragraph-count="750" meta:word-count="7591" meta:character-count="54607" meta:non-whitespace-character-count="47128"/>
  </office:meta>
</office:document-meta>
</file>